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7cm" fo:min-width="2.35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48cm" fo:min-width="2.35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7cm" fo:min-width="2.35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48cm" fo:min-width="2.35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729fc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636cm" fo:min-width="3.3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977cm" fo:min-width="3.3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5" style:family="paragraph">
      <loext:graphic-properties draw:fill-color="#729fcf"/>
      <style:paragraph-properties fo:text-align="center"/>
      <style:text-properties style:font-name="Roboto" fo:font-size="10pt"/>
    </style:style>
    <style:style style:name="P6" style:family="paragraph">
      <loext:graphic-properties draw:fill-color="#729fcf"/>
      <style:paragraph-properties fo:text-align="center"/>
    </style:style>
    <style:style style:name="T1" style:family="text">
      <style:text-properties style:font-name="Robot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905cm" svg:height="0.672cm" svg:x="9.413cm" svg:y="6.387cm">
          <text:p text:style-name="P1"><text:span text:style-name="T1">Depar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8" draw:id="id8" draw:layer="layout" svg:width="2.905cm" svg:height="2.35cm" svg:x="9.413cm" svg:y="6.968cm">
          <text:p text:style-name="P3"><text:span text:style-name="T1">ID: 002</text:span></text:p>
          <text:p text:style-name="P3"><text:span text:style-name="T1">Nome: T.I</text:span></text:p>
          <text:p text:style-name="P3"><text:span text:style-name="T1">Fone: 62 645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05cm" svg:height="0.672cm" svg:x="9.413cm" svg:y="2.5cm">
          <text:p text:style-name="P1"><text:span text:style-name="T1">Esc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2.905cm" svg:height="2.35cm" svg:x="9.413cm" svg:y="3.08cm">
          <text:p text:style-name="P3"><text:span text:style-name="T1">ID: F1</text:span></text:p>
          <text:p text:style-name="P3"><text:span text:style-name="T1">Nome: SENAC</text:span></text:p>
          <text:p text:style-name="P3"><text:span text:style-name="T1">Fone: 62 46541</text:span></text:p>
          <text:p text:style-name="P3"><text:span text:style-name="T1">Endereço: Rua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905cm" svg:height="0.672cm" svg:x="5.444cm" svg:y="8.8cm">
          <text:p text:style-name="P1"><text:span text:style-name="T1">Disciplina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2.905cm" svg:height="2.35cm" svg:x="5.444cm" svg:y="9.38cm">
          <text:p text:style-name="P3"><text:span text:style-name="T1">ID: D1</text:span></text:p>
          <text:p text:style-name="P3"><text:span text:style-name="T1">N: Lógica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05cm" svg:height="0.672cm" svg:x="9.413cm" svg:y="10.294cm">
          <text:p text:style-name="P1"><text:span text:style-name="T1">Disciplina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2.905cm" svg:height="2.35cm" svg:x="9.413cm" svg:y="10.875cm">
          <text:p text:style-name="P3"><text:span text:style-name="T1">ID: D2</text:span></text:p>
          <text:p text:style-name="P3"><text:span text:style-name="T1">N: P.O.O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2.904cm" svg:height="0.672cm" svg:x="13.286cm" svg:y="8.8cm">
          <text:p text:style-name="P1"><text:span text:style-name="T1">Disciplina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2.904cm" svg:height="2.35cm" svg:x="13.286cm" svg:y="9.38cm">
          <text:p text:style-name="P3"><text:span text:style-name="T1">ID: D3</text:span></text:p>
          <text:p text:style-name="P3"><text:span text:style-name="T1">Nome: BD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905cm" svg:height="0.672cm" svg:x="7.401cm" svg:y="13.6cm">
          <text:p text:style-name="P1"><text:span text:style-name="T1">Professo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2.905cm" svg:height="2.35cm" svg:x="7.401cm" svg:y="14.181cm">
          <text:p text:style-name="P3"><text:span text:style-name="T1">ID:564561</text:span></text:p>
          <text:p text:style-name="P3"><text:span text:style-name="T1">N: M. Faustino</text:span></text:p>
          <text:p text:style-name="P3"><text:span text:style-name="T1">Fone: 62342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904cm" svg:height="0.672cm" svg:x="11.601cm" svg:y="13.6cm">
          <text:p text:style-name="P1"><text:span text:style-name="T1">Profess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0" draw:id="id20" draw:layer="layout" svg:width="2.904cm" svg:height="2.35cm" svg:x="11.601cm" svg:y="14.181cm">
          <text:p text:style-name="P3"><text:span text:style-name="T1">ID: 875412</text:span></text:p>
          <text:p text:style-name="P3"><text:span text:style-name="T1">Nome: Gildenor</text:span></text:p>
          <text:p text:style-name="P3"><text:span text:style-name="T1">Fone: 62 435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8.853cm" svg:y1="13.6cm" svg:x2="6.896cm" svg:y2="11.73cm" draw:start-shape="id1" draw:start-glue-point="0" draw:end-shape="id2" draw:end-glue-point="2" svg:d="M8853 13600v-935h-1957v-935" svg:viewBox="0 0 1958 1871">
          <text:p/>
        </draw:connector>
        <draw:connector draw:style-name="gr5" draw:text-style-name="P5" draw:layer="layout" svg:x1="10.306cm" svg:y1="13.936cm" svg:x2="10.865cm" svg:y2="13.225cm" draw:start-shape="id1" draw:start-glue-point="1" draw:end-shape="id3" draw:end-glue-point="2" svg:d="M10306 13936h559v-711" svg:viewBox="0 0 560 712">
          <text:p/>
        </draw:connector>
        <draw:connector draw:style-name="gr5" draw:text-style-name="P5" draw:layer="layout" svg:x1="13.053cm" svg:y1="13.6cm" svg:x2="14.738cm" svg:y2="11.73cm" draw:start-shape="id4" draw:start-glue-point="0" draw:end-shape="id5" draw:end-glue-point="2" svg:d="M13053 13600v-935h1685v-935" svg:viewBox="0 0 1686 1871">
          <text:p/>
        </draw:connector>
        <draw:connector draw:style-name="gr5" draw:text-style-name="P5" draw:layer="layout" svg:x1="9.413cm" svg:y1="6.723cm" svg:x2="6.896cm" svg:y2="8.8cm" draw:start-shape="id6" draw:start-glue-point="3" draw:end-shape="id7" draw:end-glue-point="0" svg:d="M9413 6723h-2517v2077" svg:viewBox="0 0 2518 2078">
          <text:p/>
        </draw:connector>
        <draw:connector draw:style-name="gr5" draw:text-style-name="P5" draw:layer="layout" svg:x1="10.865cm" svg:y1="9.318cm" svg:x2="10.865cm" svg:y2="10.294cm" draw:start-shape="id8" draw:start-glue-point="2" draw:end-shape="id9" draw:end-glue-point="0" svg:d="M10865 9318v976" svg:viewBox="0 0 1 977">
          <text:p/>
        </draw:connector>
        <draw:connector draw:style-name="gr5" draw:text-style-name="P5" draw:layer="layout" svg:x1="12.318cm" svg:y1="6.723cm" svg:x2="14.738cm" svg:y2="8.8cm" draw:start-shape="id6" draw:start-glue-point="1" draw:end-shape="id10" draw:end-glue-point="0" svg:d="M12318 6723h2420v2077" svg:viewBox="0 0 2421 2078">
          <text:p/>
        </draw:connector>
        <draw:connector draw:style-name="gr5" draw:text-style-name="P5" draw:layer="layout" svg:x1="10.865cm" svg:y1="5.43cm" svg:x2="10.865cm" svg:y2="6.387cm" draw:start-shape="id11" draw:start-glue-point="2" draw:end-shape="id6" draw:end-glue-point="0" svg:d="M10865 5430v957" svg:viewBox="0 0 1 958">
          <text:p/>
        </draw:connector>
        <draw:custom-shape draw:style-name="gr6" draw:text-style-name="P2" xml:id="id13" draw:id="id13" draw:layer="layout" svg:width="3.872cm" svg:height="0.938cm" svg:x="1.766cm" svg:y="17.3cm">
          <text:p text:style-name="P1"><text:span text:style-name="T1">Alun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1" draw:id="id21" draw:layer="layout" svg:width="3.872cm" svg:height="3.279cm" svg:x="1.766cm" svg:y="18.109cm">
          <text:p text:style-name="P3"><text:span text:style-name="T1">Mat: 483769</text:span></text:p>
          <text:p text:style-name="P3"><text:span text:style-name="T1">N: Fulano de Talz</text:span></text:p>
          <text:p text:style-name="P3"><text:span text:style-name="T1">Idade: 25</text:span></text:p>
          <text:p text:style-name="P3"><text:span text:style-name="T1">Sexo: M</text:span></text:p>
          <text:p text:style-name="P3"><text:span text:style-name="T1">Nota N1 Prof.A: 3,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8.853cm" svg:y1="16.531cm" svg:x2="5.638cm" svg:y2="17.769cm" draw:start-shape="id12" draw:start-glue-point="2" draw:end-shape="id13" draw:end-glue-point="1" svg:d="M8853 16531v1238h-3215" svg:viewBox="0 0 3216 1239">
          <text:p/>
        </draw:connector>
        <draw:custom-shape draw:style-name="gr3" draw:text-style-name="P2" xml:id="id15" draw:id="id15" draw:layer="layout" svg:width="2.904cm" svg:height="0.672cm" svg:x="2.25cm" svg:y="13.6cm">
          <text:p text:style-name="P1"><text:span text:style-name="T1">Turma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4" draw:id="id14" draw:layer="layout" svg:width="2.904cm" svg:height="2.35cm" svg:x="2.25cm" svg:y="14.18cm">
          <text:p text:style-name="P3"><text:span text:style-name="T1">ID: 444</text:span></text:p>
          <text:p text:style-name="P3"><text:span text:style-name="T1">Sala: 115</text:span></text:p>
          <text:p text:style-name="P3"><text:span text:style-name="T1">Horário: 20:30</text:span></text:p>
          <text:p text:style-name="P3"><text:span text:style-name="T1">Qt. Homens: 33</text:span></text:p>
          <text:p text:style-name="P3"><text:span text:style-name="T1">Qt. Mulheres: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7.401cm" svg:y1="15.356cm" svg:x2="5.154cm" svg:y2="15.355cm" draw:start-shape="id12" draw:end-shape="id14" draw:end-glue-point="1" svg:d="M7401 15356h-1124v-1h-1123" svg:viewBox="0 0 2248 2">
          <text:p/>
        </draw:connector>
        <draw:connector draw:style-name="gr5" draw:text-style-name="P6" draw:layer="layout" svg:x1="3.702cm" svg:y1="13.6cm" svg:x2="5.444cm" svg:y2="9.136cm" draw:start-shape="id15" draw:start-glue-point="0" draw:end-shape="id7" draw:end-glue-point="3" svg:d="M3702 13600v-4464h1742" svg:viewBox="0 0 1743 4465">
          <text:p/>
        </draw:connector>
        <draw:custom-shape draw:style-name="gr6" draw:text-style-name="P2" xml:id="id18" draw:id="id18" draw:layer="layout" svg:width="3.872cm" svg:height="0.938cm" svg:x="15.319cm" svg:y="17.186cm">
          <text:p text:style-name="P1"><text:span text:style-name="T1">Aluno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9" draw:id="id19" draw:layer="layout" svg:width="3.872cm" svg:height="3.279cm" svg:x="15.319cm" svg:y="17.995cm">
          <text:p text:style-name="P3"><text:span text:style-name="T1">Mat: 4546769</text:span></text:p>
          <text:p text:style-name="P3"><text:span text:style-name="T1">N: Cicrana de Talz</text:span></text:p>
          <text:p text:style-name="P3"><text:span text:style-name="T1">Idade: 55</text:span></text:p>
          <text:p text:style-name="P3"><text:span text:style-name="T1">Sexo: F</text:span></text:p>
          <text:p text:style-name="P3"><text:span text:style-name="T1">Nota N1 Prof.A: 7,5</text:span></text:p>
          <text:p text:style-name="P3"><text:span text:style-name="T1">Nota N1 Prof.B: 8,8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2.904cm" svg:height="0.672cm" svg:x="15.801cm" svg:y="12.18cm">
          <text:p text:style-name="P1"><text:span text:style-name="T1">Turma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7" draw:id="id17" draw:layer="layout" svg:width="2.904cm" svg:height="2.35cm" svg:x="15.801cm" svg:y="12.76cm">
          <text:p text:style-name="P3"><text:span text:style-name="T1">ID:333</text:span></text:p>
          <text:p text:style-name="P3"><text:span text:style-name="T1">Sala: 112</text:span></text:p>
          <text:p text:style-name="P3"><text:span text:style-name="T1">Horário: 18:30</text:span></text:p>
          <text:p text:style-name="P3"><text:span text:style-name="T1">Qt. Homens: 25</text:span></text:p>
          <text:p text:style-name="P3"><text:span text:style-name="T1">Qt. Mulheres: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6.19cm" svg:y1="9.136cm" svg:x2="17.253cm" svg:y2="12.18cm" draw:start-shape="id10" draw:start-glue-point="1" draw:end-shape="id16" draw:end-glue-point="0" svg:d="M16190 9136h1063v3044" svg:viewBox="0 0 1064 3045">
          <text:p/>
        </draw:connector>
        <draw:connector draw:style-name="gr5" draw:text-style-name="P6" draw:layer="layout" svg:x1="3.702cm" svg:y1="17.3cm" svg:x2="3.702cm" svg:y2="16.53cm" draw:start-shape="id13" draw:start-glue-point="0" draw:end-shape="id14" draw:end-glue-point="2" svg:d="M3702 17300v-770" svg:viewBox="0 0 1 771">
          <text:p/>
        </draw:connector>
        <draw:connector draw:style-name="gr5" draw:text-style-name="P6" draw:layer="layout" svg:x1="17.253cm" svg:y1="15.11cm" svg:x2="17.255cm" svg:y2="17.186cm" draw:start-shape="id17" draw:start-glue-point="2" draw:end-shape="id18" draw:end-glue-point="0" svg:d="M17253 15110v1038h2v1038" svg:viewBox="0 0 3 2077">
          <text:p/>
        </draw:connector>
        <draw:connector draw:style-name="gr5" draw:text-style-name="P6" draw:layer="layout" draw:line-skew="-0.217cm 6.164cm -0.222cm" svg:x1="19.191cm" svg:y1="19.634cm" svg:x2="2.25cm" svg:y2="15.355cm" draw:start-shape="id19" draw:start-glue-point="1" draw:end-shape="id14" draw:end-glue-point="3" svg:d="M19191 19634h310v3792h-18000v-8071h749" svg:viewBox="0 0 18001 8072">
          <text:p/>
        </draw:connector>
        <draw:connector draw:style-name="gr5" draw:text-style-name="P6" draw:layer="layout" draw:line-skew="-1.849cm" svg:x1="15.319cm" svg:y1="19.634cm" svg:x2="10.306cm" svg:y2="15.356cm" draw:start-shape="id19" draw:start-glue-point="3" draw:end-shape="id12" draw:end-glue-point="1" svg:d="M15319 19634h-4356v-4278h-657" svg:viewBox="0 0 5014 4279">
          <text:p/>
        </draw:connector>
        <draw:connector draw:style-name="gr5" draw:text-style-name="P6" draw:layer="layout" draw:line-skew="0cm -2.351cm -4.917cm" svg:x1="15.319cm" svg:y1="17.655cm" svg:x2="14.505cm" svg:y2="15.356cm" draw:start-shape="id18" draw:start-glue-point="3" draw:end-shape="id20" draw:end-glue-point="1" svg:d="M15319 17655h-527v-1355h9v-944h-296" svg:viewBox="0 0 815 2300">
          <text:p/>
        </draw:connector>
        <draw:connector draw:style-name="gr5" draw:text-style-name="P6" draw:layer="layout" draw:line-skew="0cm 8.397cm -0.522cm" svg:x1="19.191cm" svg:y1="17.655cm" svg:x2="2.25cm" svg:y2="13.936cm" draw:start-shape="id18" draw:start-glue-point="1" draw:end-shape="id15" draw:end-glue-point="3" svg:d="M19191 17655h527v6471h-18517v-10190h1049" svg:viewBox="0 0 18518 10191">
          <text:p/>
        </draw:connector>
        <draw:connector draw:style-name="gr5" draw:text-style-name="P6" draw:layer="layout" svg:x1="14.505cm" svg:y1="13.936cm" svg:x2="15.801cm" svg:y2="13.935cm" draw:start-shape="id4" draw:start-glue-point="1" draw:end-shape="id17" draw:end-glue-point="3" svg:d="M14505 13936h648v-1h648" svg:viewBox="0 0 1297 2">
          <text:p/>
        </draw:connector>
        <draw:connector draw:style-name="gr8" draw:text-style-name="P1" draw:layer="layout" draw:line-skew="0.486cm" svg:x1="3.702cm" svg:y1="21.388cm" svg:x2="17.255cm" svg:y2="21.274cm" draw:start-shape="id21" draw:start-glue-point="2" draw:end-shape="id19" svg:d="M3702 21388v1012h13553v-1126" svg:viewBox="0 0 13554 11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2:23:58.748644718</meta:creation-date>
    <dc:date>2019-09-27T12:27:28.112430824</dc:date>
    <meta:editing-duration>PT3M29S</meta:editing-duration>
    <meta:editing-cycles>4</meta:editing-cycles>
    <meta:generator>LibreOffice/6.0.7.3$Linux_X86_64 LibreOffice_project/00m0$Build-3</meta:generator>
    <meta:document-statistic meta:object-count="41"/>
  </office:meta>
</office:document-meta>
</file>